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6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7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2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27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28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33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ce26"/>
        <table:table-column table:style-name="co2" table:number-columns-repeated="40" table:default-cell-style-name="Default"/>
        <table:table-row table:style-name="ro1">
          <table:table-cell office:value-type="string" calcext:value-type="string">
            <text:p>SIC_SECTION</text:p>
          </table:table-cell>
          <table:table-cell table:style-name="Default" office:value-type="string" calcext:value-type="string">
            <text:p>year</text:p>
          </table:table-cell>
          <table:table-cell table:style-name="ce9" office:value-type="string" calcext:value-type="string">
            <text:p>estimate</text:p>
          </table:table-cell>
          <table:table-cell table:style-name="ce9" office:value-type="string" calcext:value-type="string">
            <text:p>lower CI</text:p>
          </table:table-cell>
          <table:table-cell table:style-name="ce9" office:value-type="string" calcext:value-type="string">
            <text:p>upper CI</text:p>
          </table:table-cell>
          <table:table-cell table:style-name="ce10" office:value-type="string" calcext:value-type="string">
            <text:p>CV</text:p>
          </table:table-cell>
          <table:table-cell table:style-name="ce10"/>
          <table:table-cell table:style-name="ce9" table:number-columns-repeated="3"/>
          <table:table-cell table:style-name="ce10" table:number-columns-repeated="2"/>
          <table:table-cell table:style-name="ce9" table:number-columns-repeated="3"/>
          <table:table-cell table:style-name="ce10" table:number-columns-repeated="2"/>
          <table:table-cell table:style-name="ce9" table:number-columns-repeated="3"/>
          <table:table-cell table:style-name="ce10" table:number-columns-repeated="2"/>
          <table:table-cell table:style-name="ce9" table:number-columns-repeated="3"/>
          <table:table-cell table:style-name="ce10" table:number-columns-repeated="2"/>
          <table:table-cell table:style-name="ce11" table:number-columns-repeated="3"/>
          <table:table-cell table:style-name="ce12" table:number-columns-repeated="2"/>
          <table:table-cell table:style-name="ce13"/>
          <table:table-cell table:style-name="ce14" table:number-columns-repeated="2"/>
          <table:table-cell table:style-name="ce15" table:number-columns-repeated="2"/>
          <table:table-cell table:style-name="ce13"/>
          <table:table-cell table:style-name="ce14" table:number-columns-repeated="2"/>
          <table:table-cell table:style-name="ce15" table:number-columns-repeated="2"/>
          <table:table-cell table:style-name="ce13"/>
          <table:table-cell table:style-name="ce14" table:number-columns-repeated="2"/>
          <table:table-cell table:style-name="ce15"/>
        </table:table-row>
        <table:table-row table:style-name="ro2">
          <table:table-cell office:value-type="string" calcext:value-type="string">
            <text:p>A Agriculture forestry and fishing</text:p>
          </table:table-cell>
          <table:table-cell table:style-name="Default" office:value-type="float" office:value="2014" calcext:value-type="float">
            <text:p>2014</text:p>
          </table:table-cell>
          <table:table-cell table:style-name="ce25" office:value-type="float" office:value="1700" calcext:value-type="float">
            <text:p>1700</text:p>
          </table:table-cell>
          <table:table-cell table:style-name="ce25" office:value-type="float" office:value="-700" calcext:value-type="float">
            <text:p>-700</text:p>
          </table:table-cell>
          <table:table-cell table:style-name="ce25" office:value-type="float" office:value="4200" calcext:value-type="float">
            <text:p>4200</text:p>
          </table:table-cell>
          <table:table-cell table:style-name="ce25" office:value-type="float" office:value="72.67" calcext:value-type="float">
            <text:p>73</text:p>
          </table:table-cell>
          <table:table-cell table:style-name="ce1" table:number-columns-repeated="19"/>
          <table:table-cell table:style-name="ce3" table:number-columns-repeated="2"/>
          <table:table-cell table:style-name="ce2" table:number-columns-repeated="3"/>
          <table:table-cell table:style-name="ce5" table:number-columns-repeated="2"/>
          <table:table-cell table:style-name="ce6" table:number-columns-repeated="8"/>
          <table:table-cell table:style-name="ce7" table:number-columns-repeated="2"/>
          <table:table-cell table:style-name="ce5" table:number-columns-repeated="4"/>
        </table:table-row>
        <table:table-row table:style-name="ro2">
          <table:table-cell office:value-type="string" calcext:value-type="string">
            <text:p>B Mining and quarrying</text:p>
          </table:table-cell>
          <table:table-cell table:style-name="Default" office:value-type="float" office:value="2014" calcext:value-type="float">
            <text:p>2014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35.94" calcext:value-type="float">
            <text:p>36</text:p>
          </table:table-cell>
          <table:table-cell table:style-name="ce2" table:number-columns-repeated="19"/>
          <table:table-cell table:style-name="ce4" table:number-columns-repeated="2"/>
          <table:table-cell table:style-name="ce2" table:number-columns-repeated="3"/>
          <table:table-cell table:style-name="ce5" table:number-columns-repeated="10"/>
          <table:table-cell table:style-name="ce8" table:number-columns-repeated="2"/>
          <table:table-cell table:style-name="ce5" table:number-columns-repeated="4"/>
        </table:table-row>
        <table:table-row table:style-name="ro2">
          <table:table-cell office:value-type="string" calcext:value-type="string">
            <text:p>C Manufacturing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66900" calcext:value-type="float">
            <text:p>66900</text:p>
          </table:table-cell>
          <table:table-cell office:value-type="float" office:value="53300" calcext:value-type="float">
            <text:p>53300</text:p>
          </table:table-cell>
          <table:table-cell office:value-type="float" office:value="80500" calcext:value-type="float">
            <text:p>80500</text:p>
          </table:table-cell>
          <table:table-cell office:value-type="float" office:value="10.37" calcext:value-type="float">
            <text:p>10</text:p>
          </table:table-cell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3"/>
          <table:table-cell table:style-name="ce4"/>
          <table:table-cell table:style-name="ce3"/>
          <table:table-cell table:style-name="ce2" table:number-columns-repeated="3"/>
          <table:table-cell table:style-name="ce5" table:number-columns-repeated="6"/>
          <table:table-cell table:style-name="ce6"/>
          <table:table-cell table:style-name="ce5" table:number-columns-repeated="3"/>
          <table:table-cell table:style-name="ce8"/>
          <table:table-cell table:style-name="ce7"/>
          <table:table-cell table:style-name="ce5" table:number-columns-repeated="4"/>
        </table:table-row>
        <table:table-row table:style-name="ro2">
          <table:table-cell office:value-type="string" calcext:value-type="string">
            <text:p>D Electricity gas steam and air conditioning supply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13300" calcext:value-type="float">
            <text:p>13300</text:p>
          </table:table-cell>
          <table:table-cell office:value-type="float" office:value="12400" calcext:value-type="float">
            <text:p>12400</text:p>
          </table:table-cell>
          <table:table-cell office:value-type="float" office:value="14300" calcext:value-type="float">
            <text:p>14300</text:p>
          </table:table-cell>
          <table:table-cell office:value-type="float" office:value="3.7" calcext:value-type="float">
            <text:p>4</text:p>
          </table:table-cell>
          <table:table-cell table:style-name="ce2" table:number-columns-repeated="19"/>
          <table:table-cell table:style-name="ce4" table:number-columns-repeated="2"/>
          <table:table-cell table:style-name="ce2" table:number-columns-repeated="3"/>
          <table:table-cell table:style-name="ce5" table:number-columns-repeated="10"/>
          <table:table-cell table:style-name="ce8" table:number-columns-repeated="2"/>
          <table:table-cell table:style-name="ce5" table:number-columns-repeated="4"/>
        </table:table-row>
        <table:table-row table:style-name="ro2">
          <table:table-cell office:value-type="string" calcext:value-type="string">
            <text:p>E Water supply; sewerage waste management and remediation activities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1900" calcext:value-type="float">
            <text:p>1900</text:p>
          </table:table-cell>
          <table:table-cell office:value-type="float" office:value="6.15" calcext:value-type="float">
            <text:p>6</text:p>
          </table:table-cell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3"/>
          <table:table-cell table:style-name="ce4"/>
          <table:table-cell table:style-name="ce3"/>
          <table:table-cell table:style-name="ce2" table:number-columns-repeated="3"/>
          <table:table-cell table:style-name="ce5" table:number-columns-repeated="6"/>
          <table:table-cell table:style-name="ce6"/>
          <table:table-cell table:style-name="ce5" table:number-columns-repeated="3"/>
          <table:table-cell table:style-name="ce8"/>
          <table:table-cell table:style-name="ce7"/>
          <table:table-cell table:style-name="ce5" table:number-columns-repeated="4"/>
        </table:table-row>
        <table:table-row table:style-name="ro2">
          <table:table-cell office:value-type="string" calcext:value-type="string">
            <text:p>F Construction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97300" calcext:value-type="float">
            <text:p>97300</text:p>
          </table:table-cell>
          <table:table-cell office:value-type="float" office:value="79700" calcext:value-type="float">
            <text:p>79700</text:p>
          </table:table-cell>
          <table:table-cell office:value-type="float" office:value="114800" calcext:value-type="float">
            <text:p>114800</text:p>
          </table:table-cell>
          <table:table-cell office:value-type="float" office:value="9.21" calcext:value-type="float">
            <text:p>9</text:p>
          </table:table-cell>
          <table:table-cell table:style-name="ce2" table:number-columns-repeated="19"/>
          <table:table-cell table:style-name="ce4" table:number-columns-repeated="2"/>
          <table:table-cell table:style-name="ce2" table:number-columns-repeated="3"/>
          <table:table-cell table:style-name="ce5" table:number-columns-repeated="10"/>
          <table:table-cell table:style-name="ce8" table:number-columns-repeated="2"/>
          <table:table-cell table:style-name="ce5" table:number-columns-repeated="4"/>
        </table:table-row>
        <table:table-row table:style-name="ro2">
          <table:table-cell office:value-type="string" calcext:value-type="string">
            <text:p>G Wholesale and retail trade; repair of motor vehicles and motorcycles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11300" calcext:value-type="float">
            <text:p>11300</text:p>
          </table:table-cell>
          <table:table-cell office:value-type="float" office:value="6800" calcext:value-type="float">
            <text:p>6800</text:p>
          </table:table-cell>
          <table:table-cell office:value-type="float" office:value="15700" calcext:value-type="float">
            <text:p>15700</text:p>
          </table:table-cell>
          <table:table-cell office:value-type="float" office:value="20.05" calcext:value-type="float">
            <text:p>20</text:p>
          </table:table-cell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3"/>
          <table:table-cell table:style-name="ce4"/>
          <table:table-cell table:style-name="ce3"/>
          <table:table-cell table:style-name="ce2" table:number-columns-repeated="3"/>
          <table:table-cell table:style-name="ce5" table:number-columns-repeated="6"/>
          <table:table-cell table:style-name="ce6"/>
          <table:table-cell table:style-name="ce5" table:number-columns-repeated="3"/>
          <table:table-cell table:style-name="ce8"/>
          <table:table-cell table:style-name="ce7"/>
          <table:table-cell table:style-name="ce5" table:number-columns-repeated="4"/>
        </table:table-row>
        <table:table-row table:style-name="ro2">
          <table:table-cell office:value-type="string" calcext:value-type="string">
            <text:p>H Transportation and storage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5.03" calcext:value-type="float">
            <text:p>15</text:p>
          </table:table-cell>
          <table:table-cell table:style-name="ce2" table:number-columns-repeated="19"/>
          <table:table-cell table:style-name="ce4" table:number-columns-repeated="2"/>
          <table:table-cell table:style-name="ce2" table:number-columns-repeated="3"/>
          <table:table-cell table:style-name="ce5" table:number-columns-repeated="10"/>
          <table:table-cell table:style-name="ce8" table:number-columns-repeated="2"/>
          <table:table-cell table:style-name="ce5" table:number-columns-repeated="4"/>
        </table:table-row>
        <table:table-row table:style-name="ro2">
          <table:table-cell office:value-type="string" calcext:value-type="string">
            <text:p>J Information and communication 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19.31" calcext:value-type="float">
            <text:p>19</text:p>
          </table:table-cell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3"/>
          <table:table-cell table:style-name="ce4"/>
          <table:table-cell table:style-name="ce3"/>
          <table:table-cell table:style-name="ce2" table:number-columns-repeated="3"/>
          <table:table-cell table:style-name="ce5" table:number-columns-repeated="6"/>
          <table:table-cell table:style-name="ce6"/>
          <table:table-cell table:style-name="ce5" table:number-columns-repeated="3"/>
          <table:table-cell table:style-name="ce8"/>
          <table:table-cell table:style-name="ce7"/>
          <table:table-cell table:style-name="ce5" table:number-columns-repeated="4"/>
        </table:table-row>
        <table:table-row table:style-name="ro2">
          <table:table-cell office:value-type="string" calcext:value-type="string">
            <text:p>L Real estate activities</text:p>
          </table:table-cell>
          <table:table-cell table:style-name="Default" office:value-type="float" office:value="2014" calcext:value-type="float">
            <text:p>2014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4.14" calcext:value-type="float">
            <text:p>4</text:p>
          </table:table-cell>
          <table:table-cell table:style-name="ce2" table:number-columns-repeated="19"/>
          <table:table-cell table:style-name="ce4" table:number-columns-repeated="2"/>
          <table:table-cell table:style-name="ce2" table:number-columns-repeated="3"/>
          <table:table-cell table:style-name="ce5" table:number-columns-repeated="10"/>
          <table:table-cell table:style-name="ce8" table:number-columns-repeated="2"/>
          <table:table-cell table:style-name="ce5" table:number-columns-repeated="4"/>
        </table:table-row>
        <table:table-row table:style-name="ro2">
          <table:table-cell office:value-type="string" calcext:value-type="string">
            <text:p>M Professional scientific and technical activities 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36100" calcext:value-type="float">
            <text:p>36100</text:p>
          </table:table-cell>
          <table:table-cell office:value-type="float" office:value="25400" calcext:value-type="float">
            <text:p>25400</text:p>
          </table:table-cell>
          <table:table-cell office:value-type="float" office:value="46900" calcext:value-type="float">
            <text:p>46900</text:p>
          </table:table-cell>
          <table:table-cell office:value-type="float" office:value="15.18" calcext:value-type="float">
            <text:p>15</text:p>
          </table:table-cell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3"/>
          <table:table-cell table:style-name="ce4"/>
          <table:table-cell table:style-name="ce3"/>
          <table:table-cell table:style-name="ce2" table:number-columns-repeated="3"/>
          <table:table-cell table:style-name="ce5" table:number-columns-repeated="6"/>
          <table:table-cell table:style-name="ce6"/>
          <table:table-cell table:style-name="ce5" table:number-columns-repeated="3"/>
          <table:table-cell table:style-name="ce8"/>
          <table:table-cell table:style-name="ce7"/>
          <table:table-cell table:style-name="ce5" table:number-columns-repeated="4"/>
        </table:table-row>
        <table:table-row table:style-name="ro2">
          <table:table-cell office:value-type="string" calcext:value-type="string">
            <text:p>N Administrative and support service activities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4300" calcext:value-type="float">
            <text:p>4300</text:p>
          </table:table-cell>
          <table:table-cell office:value-type="float" office:value="2600" calcext:value-type="float">
            <text:p>2600</text:p>
          </table:table-cell>
          <table:table-cell office:value-type="float" office:value="5900" calcext:value-type="float">
            <text:p>5900</text:p>
          </table:table-cell>
          <table:table-cell office:value-type="float" office:value="20.03" calcext:value-type="float">
            <text:p>20</text:p>
          </table:table-cell>
          <table:table-cell table:style-name="ce2" table:number-columns-repeated="19"/>
          <table:table-cell table:style-name="ce4" table:number-columns-repeated="2"/>
          <table:table-cell table:style-name="ce2" table:number-columns-repeated="3"/>
          <table:table-cell table:style-name="ce5" table:number-columns-repeated="10"/>
          <table:table-cell table:style-name="ce8" table:number-columns-repeated="2"/>
          <table:table-cell table:style-name="ce5" table:number-columns-repeated="4"/>
        </table:table-row>
        <table:table-row table:style-name="ro2">
          <table:table-cell office:value-type="string" calcext:value-type="string">
            <text:p>P Education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400" calcext:value-type="float">
            <text:p>400</text:p>
          </table:table-cell>
          <table:table-cell office:value-type="float" office:value="-100" calcext:value-type="float">
            <text:p>-100</text:p>
          </table:table-cell>
          <table:table-cell office:value-type="float" office:value="800" calcext:value-type="float">
            <text:p>800</text:p>
          </table:table-cell>
          <table:table-cell office:value-type="float" office:value="65.69" calcext:value-type="float">
            <text:p>66</text:p>
          </table:table-cell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3"/>
          <table:table-cell table:style-name="ce4"/>
          <table:table-cell table:style-name="ce3"/>
          <table:table-cell table:style-name="ce2" table:number-columns-repeated="3"/>
          <table:table-cell table:style-name="ce5" table:number-columns-repeated="6"/>
          <table:table-cell table:style-name="ce6"/>
          <table:table-cell table:style-name="ce5" table:number-columns-repeated="3"/>
          <table:table-cell table:style-name="ce8"/>
          <table:table-cell table:style-name="ce7"/>
          <table:table-cell table:style-name="ce5" table:number-columns-repeated="4"/>
        </table:table-row>
        <table:table-row table:style-name="ro2">
          <table:table-cell office:value-type="string" calcext:value-type="string">
            <text:p>S Other activities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1000" calcext:value-type="float">
            <text:p>1000</text:p>
          </table:table-cell>
          <table:table-cell office:value-type="float" office:value="-200" calcext:value-type="float">
            <text:p>-200</text:p>
          </table:table-cell>
          <table:table-cell office:value-type="float" office:value="2300" calcext:value-type="float">
            <text:p>2300</text:p>
          </table:table-cell>
          <table:table-cell office:value-type="float" office:value="63.03" calcext:value-type="float">
            <text:p>63</text:p>
          </table:table-cell>
          <table:table-cell table:style-name="ce2" table:number-columns-repeated="19"/>
          <table:table-cell table:style-name="ce4" table:number-columns-repeated="2"/>
          <table:table-cell table:style-name="ce2" table:number-columns-repeated="3"/>
          <table:table-cell table:style-name="ce5" table:number-columns-repeated="10"/>
          <table:table-cell table:style-name="ce8" table:number-columns-repeated="2"/>
          <table:table-cell table:style-name="ce5" table:number-columns-repeated="4"/>
        </table:table-row>
        <table:table-row table:style-name="ro2">
          <table:table-cell office:value-type="string" calcext:value-type="string">
            <text:p>A Agriculture forestry and fishing</text:p>
          </table:table-cell>
          <table:table-cell office:value-type="float" office:value="2015" calcext:value-type="float">
            <text:p>2,015</text:p>
          </table:table-cell>
          <table:table-cell table:style-name="ce25" office:value-type="float" office:value="600" calcext:value-type="float">
            <text:p>600</text:p>
          </table:table-cell>
          <table:table-cell table:style-name="ce25" office:value-type="string" calcext:value-type="string">
            <text:p>~</text:p>
          </table:table-cell>
          <table:table-cell table:style-name="ce25" office:value-type="float" office:value="1200" calcext:value-type="float">
            <text:p>1200</text:p>
          </table:table-cell>
          <table:table-cell table:style-name="ce25" office:value-type="float" office:value="56.02" calcext:value-type="float">
            <text:p>56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 Mining and quarrying</text:p>
          </table:table-cell>
          <table:table-cell table:style-name="ce2" office:value-type="float" office:value="2015" calcext:value-type="float">
            <text:p>2,015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10.55" calcext:value-type="float">
            <text:p>1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C Manufacturing</text:p>
          </table:table-cell>
          <table:table-cell office:value-type="float" office:value="2015" calcext:value-type="float">
            <text:p>2,015</text:p>
          </table:table-cell>
          <table:table-cell office:value-type="float" office:value="68100" calcext:value-type="float">
            <text:p>68100</text:p>
          </table:table-cell>
          <table:table-cell office:value-type="float" office:value="54400" calcext:value-type="float">
            <text:p>54400</text:p>
          </table:table-cell>
          <table:table-cell office:value-type="float" office:value="81700" calcext:value-type="float">
            <text:p>81700</text:p>
          </table:table-cell>
          <table:table-cell office:value-type="float" office:value="10.23" calcext:value-type="float">
            <text:p>1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D Electricity gas steam and air conditioning supply</text:p>
          </table:table-cell>
          <table:table-cell table:style-name="ce2" office:value-type="float" office:value="2015" calcext:value-type="float">
            <text:p>2,015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1800" calcext:value-type="float">
            <text:p>11800</text:p>
          </table:table-cell>
          <table:table-cell office:value-type="float" office:value="2.03" calcext:value-type="float">
            <text:p>2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E Water supply; sewerage waste management and remediation activities</text:p>
          </table:table-cell>
          <table:table-cell office:value-type="float" office:value="2015" calcext:value-type="float">
            <text:p>2,015</text:p>
          </table:table-cell>
          <table:table-cell office:value-type="float" office:value="3500" calcext:value-type="float">
            <text:p>3500</text:p>
          </table:table-cell>
          <table:table-cell office:value-type="float" office:value="700" calcext:value-type="float">
            <text:p>700</text:p>
          </table:table-cell>
          <table:table-cell office:value-type="float" office:value="6300" calcext:value-type="float">
            <text:p>6300</text:p>
          </table:table-cell>
          <table:table-cell office:value-type="float" office:value="40.13" calcext:value-type="float">
            <text:p>4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F Construction</text:p>
          </table:table-cell>
          <table:table-cell table:style-name="ce2" office:value-type="float" office:value="2015" calcext:value-type="float">
            <text:p>2,015</text:p>
          </table:table-cell>
          <table:table-cell office:value-type="float" office:value="73700" calcext:value-type="float">
            <text:p>73700</text:p>
          </table:table-cell>
          <table:table-cell office:value-type="float" office:value="59100" calcext:value-type="float">
            <text:p>59100</text:p>
          </table:table-cell>
          <table:table-cell office:value-type="float" office:value="88300" calcext:value-type="float">
            <text:p>88300</text:p>
          </table:table-cell>
          <table:table-cell office:value-type="float" office:value="10.1" calcext:value-type="float">
            <text:p>1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G Wholesale and retail trade; repair of motor vehicles and motorcycles</text:p>
          </table:table-cell>
          <table:table-cell office:value-type="float" office:value="2015" calcext:value-type="float">
            <text:p>2,015</text:p>
          </table:table-cell>
          <table:table-cell office:value-type="float" office:value="8900" calcext:value-type="float">
            <text:p>8900</text:p>
          </table:table-cell>
          <table:table-cell office:value-type="float" office:value="3000" calcext:value-type="float">
            <text:p>3000</text:p>
          </table:table-cell>
          <table:table-cell office:value-type="float" office:value="14900" calcext:value-type="float">
            <text:p>14900</text:p>
          </table:table-cell>
          <table:table-cell office:value-type="float" office:value="34.04" calcext:value-type="float">
            <text:p>34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H Transportation and storage</text:p>
          </table:table-cell>
          <table:table-cell table:style-name="ce2" office:value-type="float" office:value="2015" calcext:value-type="float">
            <text:p>2,015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4.59" calcext:value-type="float">
            <text:p>5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J Information and communication </text:p>
          </table:table-cell>
          <table:table-cell office:value-type="float" office:value="2015" calcext:value-type="float">
            <text:p>2,0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L Real estate activities</text:p>
          </table:table-cell>
          <table:table-cell table:style-name="ce2" office:value-type="float" office:value="2015" calcext:value-type="float">
            <text:p>2,01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.56" calcext:value-type="float">
            <text:p>6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 Professional scientific and technical activities </text:p>
          </table:table-cell>
          <table:table-cell office:value-type="float" office:value="2015" calcext:value-type="float">
            <text:p>2,015</text:p>
          </table:table-cell>
          <table:table-cell office:value-type="float" office:value="28300" calcext:value-type="float">
            <text:p>28300</text:p>
          </table:table-cell>
          <table:table-cell office:value-type="float" office:value="18600" calcext:value-type="float">
            <text:p>18600</text:p>
          </table:table-cell>
          <table:table-cell office:value-type="float" office:value="38000" calcext:value-type="float">
            <text:p>38000</text:p>
          </table:table-cell>
          <table:table-cell office:value-type="float" office:value="17.43" calcext:value-type="float">
            <text:p>17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N Administrative and support service activities</text:p>
          </table:table-cell>
          <table:table-cell table:style-name="ce2" office:value-type="float" office:value="2015" calcext:value-type="float">
            <text:p>2,015</text:p>
          </table:table-cell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office:value-type="float" office:value="3900" calcext:value-type="float">
            <text:p>3900</text:p>
          </table:table-cell>
          <table:table-cell office:value-type="float" office:value="27.28" calcext:value-type="float">
            <text:p>27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P Education</text:p>
          </table:table-cell>
          <table:table-cell office:value-type="float" office:value="2015" calcext:value-type="float">
            <text:p>2,015</text:p>
          </table:table-cell>
          <table:table-cell office:value-type="float" office:value="2600" calcext:value-type="float">
            <text:p>2600</text:p>
          </table:table-cell>
          <table:table-cell office:value-type="float" office:value="-1800" calcext:value-type="float">
            <text:p>-1800</text:p>
          </table:table-cell>
          <table:table-cell office:value-type="float" office:value="7000" calcext:value-type="float">
            <text:p>7000</text:p>
          </table:table-cell>
          <table:table-cell office:value-type="float" office:value="86.36" calcext:value-type="float">
            <text:p>86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S Other activities</text:p>
          </table:table-cell>
          <table:table-cell table:style-name="ce2" office:value-type="float" office:value="2015" calcext:value-type="float">
            <text:p>2,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</text:p>
          </table:table-cell>
          <table:table-cell office:value-type="float" office:value="300" calcext:value-type="float">
            <text:p>300</text:p>
          </table:table-cell>
          <table:table-cell office:value-type="float" office:value="72.84" calcext:value-type="float">
            <text:p>7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 Agriculture forestry and fishing</text:p>
          </table:table-cell>
          <table:table-cell office:value-type="float" office:value="2016" calcext:value-type="float">
            <text:p>2,016</text:p>
          </table:table-cell>
          <table:table-cell table:style-name="ce25" office:value-type="float" office:value="1300" calcext:value-type="float">
            <text:p>1300</text:p>
          </table:table-cell>
          <table:table-cell table:style-name="ce25" office:value-type="float" office:value="-700" calcext:value-type="float">
            <text:p>-700</text:p>
          </table:table-cell>
          <table:table-cell table:style-name="ce25" office:value-type="float" office:value="3300" calcext:value-type="float">
            <text:p>3300</text:p>
          </table:table-cell>
          <table:table-cell table:style-name="ce25" office:value-type="float" office:value="78.19" calcext:value-type="float">
            <text:p>78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 Mining and quarrying</text:p>
          </table:table-cell>
          <table:table-cell table:style-name="ce2" office:value-type="float" office:value="2016" calcext:value-type="float">
            <text:p>2,016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8.93" calcext:value-type="float">
            <text:p>9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C Manufacturing</text:p>
          </table:table-cell>
          <table:table-cell office:value-type="float" office:value="2016" calcext:value-type="float">
            <text:p>2,016</text:p>
          </table:table-cell>
          <table:table-cell office:value-type="float" office:value="69400" calcext:value-type="float">
            <text:p>69400</text:p>
          </table:table-cell>
          <table:table-cell office:value-type="float" office:value="57300" calcext:value-type="float">
            <text:p>57300</text:p>
          </table:table-cell>
          <table:table-cell office:value-type="float" office:value="81600" calcext:value-type="float">
            <text:p>81600</text:p>
          </table:table-cell>
          <table:table-cell office:value-type="float" office:value="20.59" calcext:value-type="float">
            <text:p>2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D Electricity gas steam and air conditioning supply</text:p>
          </table:table-cell>
          <table:table-cell table:style-name="ce2" office:value-type="float" office:value="2016" calcext:value-type="float">
            <text:p>2,016</text:p>
          </table:table-cell>
          <table:table-cell office:value-type="float" office:value="13700" calcext:value-type="float">
            <text:p>13700</text:p>
          </table:table-cell>
          <table:table-cell office:value-type="float" office:value="11600" calcext:value-type="float">
            <text:p>11600</text:p>
          </table:table-cell>
          <table:table-cell office:value-type="float" office:value="15800" calcext:value-type="float">
            <text:p>15800</text:p>
          </table:table-cell>
          <table:table-cell office:value-type="float" office:value="31.48" calcext:value-type="float">
            <text:p>3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E Water supply; sewerage waste management and remediation activities</text:p>
          </table:table-cell>
          <table:table-cell office:value-type="float" office:value="2016" calcext:value-type="float">
            <text:p>2,016</text:p>
          </table:table-cell>
          <table:table-cell office:value-type="float" office:value="4100" calcext:value-type="float">
            <text:p>4100</text:p>
          </table:table-cell>
          <table:table-cell office:value-type="float" office:value="1600" calcext:value-type="float">
            <text:p>1600</text:p>
          </table:table-cell>
          <table:table-cell office:value-type="float" office:value="6600" calcext:value-type="float">
            <text:p>6600</text:p>
          </table:table-cell>
          <table:table-cell office:value-type="float" office:value="1.32" calcext:value-type="float">
            <text:p>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F Construction</text:p>
          </table:table-cell>
          <table:table-cell table:style-name="ce2" office:value-type="float" office:value="2016" calcext:value-type="float">
            <text:p>2,016</text:p>
          </table:table-cell>
          <table:table-cell office:value-type="float" office:value="73300" calcext:value-type="float">
            <text:p>73300</text:p>
          </table:table-cell>
          <table:table-cell office:value-type="float" office:value="58700" calcext:value-type="float">
            <text:p>58700</text:p>
          </table:table-cell>
          <table:table-cell office:value-type="float" office:value="87800" calcext:value-type="float">
            <text:p>87800</text:p>
          </table:table-cell>
          <table:table-cell office:value-type="float" office:value="51.07" calcext:value-type="float">
            <text:p>5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G Wholesale and retail trade; repair of motor vehicles and motorcycles</text:p>
          </table:table-cell>
          <table:table-cell office:value-type="float" office:value="2016" calcext:value-type="float">
            <text:p>2,016</text:p>
          </table:table-cell>
          <table:table-cell office:value-type="float" office:value="13900" calcext:value-type="float">
            <text:p>13900</text:p>
          </table:table-cell>
          <table:table-cell office:value-type="string" calcext:value-type="string">
            <text:p>~</text:p>
          </table:table-cell>
          <table:table-cell office:value-type="float" office:value="27800" calcext:value-type="float">
            <text:p>27800</text:p>
          </table:table-cell>
          <table:table-cell office:value-type="float" office:value="10.14" calcext:value-type="float">
            <text:p>1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H Transportation and storage</text:p>
          </table:table-cell>
          <table:table-cell table:style-name="ce2" office:value-type="float" office:value="2016" calcext:value-type="float">
            <text:p>2,016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7.82" calcext:value-type="float">
            <text:p>8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J Information and communication </text:p>
          </table:table-cell>
          <table:table-cell office:value-type="float" office:value="2016" calcext:value-type="float">
            <text:p>2,0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~</text:p>
          </table:table-cell>
          <table:table-cell office:value-type="float" office:value="900" calcext:value-type="float">
            <text:p>900</text:p>
          </table:table-cell>
          <table:table-cell office:value-type="float" office:value="14.56" calcext:value-type="float">
            <text:p>15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L Real estate activities</text:p>
          </table:table-cell>
          <table:table-cell table:style-name="ce2" office:value-type="float" office:value="2016" calcext:value-type="float">
            <text:p>2,016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6.4" calcext:value-type="float">
            <text:p>6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 Professional scientific and technical activities </text:p>
          </table:table-cell>
          <table:table-cell office:value-type="float" office:value="2016" calcext:value-type="float">
            <text:p>2,016</text:p>
          </table:table-cell>
          <table:table-cell office:value-type="float" office:value="30500" calcext:value-type="float">
            <text:p>30500</text:p>
          </table:table-cell>
          <table:table-cell office:value-type="float" office:value="20000" calcext:value-type="float">
            <text:p>2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17.52" calcext:value-type="float">
            <text:p>18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N Administrative and support service activities</text:p>
          </table:table-cell>
          <table:table-cell table:style-name="ce2" office:value-type="float" office:value="2016" calcext:value-type="float">
            <text:p>2,016</text:p>
          </table:table-cell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office:value-type="float" office:value="3400" calcext:value-type="float">
            <text:p>3400</text:p>
          </table:table-cell>
          <table:table-cell office:value-type="float" office:value="44.76" calcext:value-type="float">
            <text:p>45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P Education</text:p>
          </table:table-cell>
          <table:table-cell office:value-type="float" office:value="2016" calcext:value-type="float">
            <text:p>2,01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3.4" calcext:value-type="float">
            <text:p>1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S Other activities</text:p>
          </table:table-cell>
          <table:table-cell table:style-name="ce2" office:value-type="float" office:value="2016" calcext:value-type="float">
            <text:p>2,016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56.02" calcext:value-type="float">
            <text:p>56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 Agriculture forestry and fishing</text:p>
          </table:table-cell>
          <table:table-cell office:value-type="float" office:value="2017" calcext:value-type="float">
            <text:p>2,017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1600" calcext:value-type="float">
            <text:p>1600</text:p>
          </table:table-cell>
          <table:table-cell table:style-name="ce25" office:value-type="float" office:value="36.59" calcext:value-type="float">
            <text:p>37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 Mining and quarrying</text:p>
          </table:table-cell>
          <table:table-cell table:style-name="ce2" office:value-type="float" office:value="2017" calcext:value-type="float">
            <text:p>2,017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100" calcext:value-type="float">
            <text:p>100</text:p>
          </table:table-cell>
          <table:table-cell office:value-type="float" office:value="20.14" calcext:value-type="float">
            <text:p>2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C Manufacturing</text:p>
          </table:table-cell>
          <table:table-cell office:value-type="float" office:value="2017" calcext:value-type="float">
            <text:p>2,017</text:p>
          </table:table-cell>
          <table:table-cell office:value-type="float" office:value="65700" calcext:value-type="float">
            <text:p>65700</text:p>
          </table:table-cell>
          <table:table-cell office:value-type="float" office:value="57700" calcext:value-type="float">
            <text:p>57700</text:p>
          </table:table-cell>
          <table:table-cell office:value-type="float" office:value="73800" calcext:value-type="float">
            <text:p>73800</text:p>
          </table:table-cell>
          <table:table-cell office:value-type="float" office:value="6.27" calcext:value-type="float">
            <text:p>6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D Electricity gas steam and air conditioning supply</text:p>
          </table:table-cell>
          <table:table-cell table:style-name="ce2" office:value-type="float" office:value="2017" calcext:value-type="float">
            <text:p>2,017</text:p>
          </table:table-cell>
          <table:table-cell office:value-type="float" office:value="16000" calcext:value-type="float">
            <text:p>16000</text:p>
          </table:table-cell>
          <table:table-cell office:value-type="float" office:value="15100" calcext:value-type="float">
            <text:p>15100</text:p>
          </table:table-cell>
          <table:table-cell office:value-type="float" office:value="16800" calcext:value-type="float">
            <text:p>16800</text:p>
          </table:table-cell>
          <table:table-cell office:value-type="float" office:value="2.74" calcext:value-type="float">
            <text:p>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E Water supply; sewerage waste management and remediation activities</text:p>
          </table:table-cell>
          <table:table-cell office:value-type="float" office:value="2017" calcext:value-type="float">
            <text:p>2,017</text:p>
          </table:table-cell>
          <table:table-cell office:value-type="float" office:value="6200" calcext:value-type="float">
            <text:p>6200</text:p>
          </table:table-cell>
          <table:table-cell office:value-type="float" office:value="1300" calcext:value-type="float">
            <text:p>1300</text:p>
          </table:table-cell>
          <table:table-cell office:value-type="float" office:value="11200" calcext:value-type="float">
            <text:p>11200</text:p>
          </table:table-cell>
          <table:table-cell office:value-type="float" office:value="40.54" calcext:value-type="float">
            <text:p>4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F Construction</text:p>
          </table:table-cell>
          <table:table-cell table:style-name="ce2" office:value-type="float" office:value="2017" calcext:value-type="float">
            <text:p>2,017</text:p>
          </table:table-cell>
          <table:table-cell office:value-type="float" office:value="80700" calcext:value-type="float">
            <text:p>80700</text:p>
          </table:table-cell>
          <table:table-cell office:value-type="float" office:value="69600" calcext:value-type="float">
            <text:p>69600</text:p>
          </table:table-cell>
          <table:table-cell office:value-type="float" office:value="91700" calcext:value-type="float">
            <text:p>91700</text:p>
          </table:table-cell>
          <table:table-cell office:value-type="float" office:value="7.01" calcext:value-type="float">
            <text:p>7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G Wholesale and retail trade; repair of motor vehicles and motorcycles</text:p>
          </table:table-cell>
          <table:table-cell office:value-type="float" office:value="2017" calcext:value-type="float">
            <text:p>2,017</text:p>
          </table:table-cell>
          <table:table-cell office:value-type="float" office:value="6000" calcext:value-type="float">
            <text:p>6000</text:p>
          </table:table-cell>
          <table:table-cell office:value-type="float" office:value="3400" calcext:value-type="float">
            <text:p>3400</text:p>
          </table:table-cell>
          <table:table-cell office:value-type="float" office:value="8700" calcext:value-type="float">
            <text:p>8700</text:p>
          </table:table-cell>
          <table:table-cell office:value-type="float" office:value="22.64" calcext:value-type="float">
            <text:p>2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H Transportation and storage</text:p>
          </table:table-cell>
          <table:table-cell table:style-name="ce2" office:value-type="float" office:value="2017" calcext:value-type="float">
            <text:p>2,017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4.13" calcext:value-type="float">
            <text:p>4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J Information and communication </text:p>
          </table:table-cell>
          <table:table-cell office:value-type="float" office:value="2017" calcext:value-type="float">
            <text:p>2,017</text:p>
          </table:table-cell>
          <table:table-cell office:value-type="float" office:value="800" calcext:value-type="float">
            <text:p>800</text:p>
          </table:table-cell>
          <table:table-cell office:value-type="float" office:value="-200" calcext:value-type="float">
            <text:p>-200</text:p>
          </table:table-cell>
          <table:table-cell office:value-type="float" office:value="1800" calcext:value-type="float">
            <text:p>1800</text:p>
          </table:table-cell>
          <table:table-cell office:value-type="float" office:value="65.34" calcext:value-type="float">
            <text:p>65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L Real estate activities</text:p>
          </table:table-cell>
          <table:table-cell table:style-name="ce2" office:value-type="float" office:value="2017" calcext:value-type="float">
            <text:p>2,01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~</text:p>
          </table:table-cell>
          <table:table-cell office:value-type="float" office:value="1000" calcext:value-type="float">
            <text:p>1000</text:p>
          </table:table-cell>
          <table:table-cell office:value-type="float" office:value="56.82" calcext:value-type="float">
            <text:p>57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 Professional scientific and technical activities </text:p>
          </table:table-cell>
          <table:table-cell office:value-type="float" office:value="2017" calcext:value-type="float">
            <text:p>2,017</text:p>
          </table:table-cell>
          <table:table-cell office:value-type="float" office:value="34100" calcext:value-type="float">
            <text:p>34100</text:p>
          </table:table-cell>
          <table:table-cell office:value-type="float" office:value="23200" calcext:value-type="float">
            <text:p>23200</text:p>
          </table:table-cell>
          <table:table-cell office:value-type="float" office:value="45100" calcext:value-type="float">
            <text:p>45100</text:p>
          </table:table-cell>
          <table:table-cell office:value-type="float" office:value="16.37" calcext:value-type="float">
            <text:p>16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N Administrative and support service activities</text:p>
          </table:table-cell>
          <table:table-cell table:style-name="ce2" office:value-type="float" office:value="2017" calcext:value-type="float">
            <text:p>2,017</text:p>
          </table:table-cell>
          <table:table-cell office:value-type="float" office:value="5300" calcext:value-type="float">
            <text:p>5300</text:p>
          </table:table-cell>
          <table:table-cell office:value-type="float" office:value="3900" calcext:value-type="float">
            <text:p>3900</text:p>
          </table:table-cell>
          <table:table-cell office:value-type="float" office:value="6600" calcext:value-type="float">
            <text:p>6600</text:p>
          </table:table-cell>
          <table:table-cell office:value-type="float" office:value="12.98" calcext:value-type="float">
            <text:p>1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P Education</text:p>
          </table:table-cell>
          <table:table-cell office:value-type="float" office:value="2017" calcext:value-type="float">
            <text:p>2,01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~</text:p>
          </table:table-cell>
          <table:table-cell office:value-type="float" office:value="600" calcext:value-type="float">
            <text:p>600</text:p>
          </table:table-cell>
          <table:table-cell office:value-type="float" office:value="48.52" calcext:value-type="float">
            <text:p>49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S Other activities</text:p>
          </table:table-cell>
          <table:table-cell table:style-name="ce2" office:value-type="float" office:value="2017" calcext:value-type="float">
            <text:p>2,01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~</text:p>
          </table:table-cell>
          <table:table-cell office:value-type="float" office:value="700" calcext:value-type="float">
            <text:p>700</text:p>
          </table:table-cell>
          <table:table-cell office:value-type="float" office:value="45.89" calcext:value-type="float">
            <text:p>46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 Agriculture forestry and fishing</text:p>
          </table:table-cell>
          <table:table-cell office:value-type="float" office:value="2018" calcext:value-type="float">
            <text:p>2,018</text:p>
          </table:table-cell>
          <table:table-cell table:style-name="ce25" office:value-type="float" office:value="1300" calcext:value-type="float">
            <text:p>1300</text:p>
          </table:table-cell>
          <table:table-cell table:style-name="ce25" office:value-type="string" calcext:value-type="string">
            <text:p>~</text:p>
          </table:table-cell>
          <table:table-cell table:style-name="ce25" office:value-type="float" office:value="2700" calcext:value-type="float">
            <text:p>2700</text:p>
          </table:table-cell>
          <table:table-cell table:style-name="ce30" office:value-type="float" office:value="53.88" calcext:value-type="float">
            <text:p>54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 Mining and quarrying</text:p>
          </table:table-cell>
          <table:table-cell table:style-name="ce2" office:value-type="float" office:value="2018" calcext:value-type="float">
            <text:p>2,018</text:p>
          </table:table-cell>
          <table:table-cell table:number-columns-repeated="3" office:value-type="float" office:value="200" calcext:value-type="float">
            <text:p>200</text:p>
          </table:table-cell>
          <table:table-cell table:style-name="ce31" office:value-type="float" office:value="0.53" calcext:value-type="float">
            <text:p>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C Manufacturing</text:p>
          </table:table-cell>
          <table:table-cell office:value-type="float" office:value="2018" calcext:value-type="float">
            <text:p>2,018</text:p>
          </table:table-cell>
          <table:table-cell office:value-type="float" office:value="80600" calcext:value-type="float">
            <text:p>80600</text:p>
          </table:table-cell>
          <table:table-cell office:value-type="float" office:value="57300" calcext:value-type="float">
            <text:p>57300</text:p>
          </table:table-cell>
          <table:table-cell office:value-type="float" office:value="104000" calcext:value-type="float">
            <text:p>104000</text:p>
          </table:table-cell>
          <table:table-cell table:style-name="ce31" office:value-type="float" office:value="14.79" calcext:value-type="float">
            <text:p>15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D Electricity gas steam and air conditioning supply</text:p>
          </table:table-cell>
          <table:table-cell table:style-name="ce2" office:value-type="float" office:value="2018" calcext:value-type="float">
            <text:p>2,018</text:p>
          </table:table-cell>
          <table:table-cell office:value-type="float" office:value="16400" calcext:value-type="float">
            <text:p>16400</text:p>
          </table:table-cell>
          <table:table-cell office:value-type="float" office:value="15800" calcext:value-type="float">
            <text:p>15800</text:p>
          </table:table-cell>
          <table:table-cell office:value-type="float" office:value="17000" calcext:value-type="float">
            <text:p>17000</text:p>
          </table:table-cell>
          <table:table-cell table:style-name="ce31" office:value-type="float" office:value="1.88" calcext:value-type="float">
            <text:p>2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E Water supply; sewerage waste management and remediation activities</text:p>
          </table:table-cell>
          <table:table-cell office:value-type="float" office:value="2018" calcext:value-type="float">
            <text:p>2,018</text:p>
          </table:table-cell>
          <table:table-cell office:value-type="float" office:value="2800" calcext:value-type="float">
            <text:p>2800</text:p>
          </table:table-cell>
          <table:table-cell office:value-type="float" office:value="1900" calcext:value-type="float">
            <text:p>1900</text:p>
          </table:table-cell>
          <table:table-cell office:value-type="float" office:value="3700" calcext:value-type="float">
            <text:p>3700</text:p>
          </table:table-cell>
          <table:table-cell table:style-name="ce31" office:value-type="float" office:value="16.03" calcext:value-type="float">
            <text:p>16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F Construction</text:p>
          </table:table-cell>
          <table:table-cell table:style-name="ce2" office:value-type="float" office:value="2018" calcext:value-type="float">
            <text:p>2,018</text:p>
          </table:table-cell>
          <table:table-cell office:value-type="float" office:value="80000" calcext:value-type="float">
            <text:p>80000</text:p>
          </table:table-cell>
          <table:table-cell office:value-type="float" office:value="68300" calcext:value-type="float">
            <text:p>68300</text:p>
          </table:table-cell>
          <table:table-cell office:value-type="float" office:value="91600" calcext:value-type="float">
            <text:p>91600</text:p>
          </table:table-cell>
          <table:table-cell table:style-name="ce31" office:value-type="float" office:value="7.44" calcext:value-type="float">
            <text:p>7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G Wholesale and retail trade; repair of motor vehicles and motorcycles</text:p>
          </table:table-cell>
          <table:table-cell office:value-type="float" office:value="2018" calcext:value-type="float">
            <text:p>2,018</text:p>
          </table:table-cell>
          <table:table-cell office:value-type="float" office:value="3200" calcext:value-type="float">
            <text:p>3200</text:p>
          </table:table-cell>
          <table:table-cell office:value-type="float" office:value="2700" calcext:value-type="float">
            <text:p>2700</text:p>
          </table:table-cell>
          <table:table-cell office:value-type="float" office:value="3800" calcext:value-type="float">
            <text:p>3800</text:p>
          </table:table-cell>
          <table:table-cell table:style-name="ce31" office:value-type="float" office:value="8.01" calcext:value-type="float">
            <text:p>8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H Transportation and storage</text:p>
          </table:table-cell>
          <table:table-cell table:style-name="ce2" office:value-type="float" office:value="2018" calcext:value-type="float">
            <text:p>2,018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style-name="ce31" office:value-type="float" office:value="26.85" calcext:value-type="float">
            <text:p>27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J Information and communication </text:p>
          </table:table-cell>
          <table:table-cell office:value-type="float" office:value="2018" calcext:value-type="float">
            <text:p>2,018</text:p>
          </table:table-cell>
          <table:table-cell office:value-type="float" office:value="2300" calcext:value-type="float">
            <text:p>2300</text:p>
          </table:table-cell>
          <table:table-cell office:value-type="float" office:value="-400" calcext:value-type="float">
            <text:p>-400</text:p>
          </table:table-cell>
          <table:table-cell office:value-type="float" office:value="5000" calcext:value-type="float">
            <text:p>5000</text:p>
          </table:table-cell>
          <table:table-cell table:style-name="ce31" office:value-type="float" office:value="60.63" calcext:value-type="float">
            <text:p>6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L Real estate activities</text:p>
          </table:table-cell>
          <table:table-cell table:style-name="ce2" office:value-type="float" office:value="2018" calcext:value-type="float">
            <text:p>2,01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~</text:p>
          </table:table-cell>
          <table:table-cell office:value-type="float" office:value="500" calcext:value-type="float">
            <text:p>500</text:p>
          </table:table-cell>
          <table:table-cell table:style-name="ce31" office:value-type="float" office:value="35.09" calcext:value-type="float">
            <text:p>35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 Professional scientific and technical activities </text:p>
          </table:table-cell>
          <table:table-cell office:value-type="float" office:value="2018" calcext:value-type="float">
            <text:p>2,018</text:p>
          </table:table-cell>
          <table:table-cell office:value-type="float" office:value="22900" calcext:value-type="float">
            <text:p>22900</text:p>
          </table:table-cell>
          <table:table-cell office:value-type="float" office:value="18700" calcext:value-type="float">
            <text:p>18700</text:p>
          </table:table-cell>
          <table:table-cell office:value-type="float" office:value="27000" calcext:value-type="float">
            <text:p>27000</text:p>
          </table:table-cell>
          <table:table-cell table:style-name="ce31" office:value-type="float" office:value="9.31" calcext:value-type="float">
            <text:p>9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N Administrative and support service activities</text:p>
          </table:table-cell>
          <table:table-cell table:style-name="ce2" office:value-type="float" office:value="2018" calcext:value-type="float">
            <text:p>2,018</text:p>
          </table:table-cell>
          <table:table-cell office:value-type="float" office:value="7100" calcext:value-type="float">
            <text:p>7100</text:p>
          </table:table-cell>
          <table:table-cell office:value-type="float" office:value="3500" calcext:value-type="float">
            <text:p>3500</text:p>
          </table:table-cell>
          <table:table-cell office:value-type="float" office:value="10700" calcext:value-type="float">
            <text:p>10700</text:p>
          </table:table-cell>
          <table:table-cell table:style-name="ce31" office:value-type="float" office:value="26.04" calcext:value-type="float">
            <text:p>26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P Education</text:p>
          </table:table-cell>
          <table:table-cell office:value-type="float" office:value="2018" calcext:value-type="float">
            <text:p>2,018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S Other activities</text:p>
          </table:table-cell>
          <table:table-cell table:style-name="ce2" office:value-type="float" office:value="2018" calcext:value-type="float">
            <text:p>2,01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~</text:p>
          </table:table-cell>
          <table:table-cell office:value-type="float" office:value="600" calcext:value-type="float">
            <text:p>600</text:p>
          </table:table-cell>
          <table:table-cell table:style-name="ce31" office:value-type="float" office:value="42.92" calcext:value-type="float">
            <text:p>4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 Agriculture forestry and fishing</text:p>
          </table:table-cell>
          <table:table-cell table:style-name="ce3" office:value-type="float" office:value="2019" calcext:value-type="float">
            <text:p>2,019</text:p>
          </table:table-cell>
          <table:table-cell table:number-columns-repeated="3" office:value-type="string" calcext:value-type="string">
            <text:p>c</text:p>
          </table:table-cell>
          <table:table-cell table:style-name="ce28" office:value-type="string" calcext:value-type="string">
            <text:p>c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 Mining and quarrying</text:p>
          </table:table-cell>
          <table:table-cell table:style-name="ce4" office:value-type="float" office:value="2019" calcext:value-type="float">
            <text:p>2,0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~</text:p>
          </table:table-cell>
          <table:table-cell office:value-type="float" office:value="300" calcext:value-type="float">
            <text:p>300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C Manufacturing</text:p>
          </table:table-cell>
          <table:table-cell table:style-name="ce3" office:value-type="float" office:value="2019" calcext:value-type="float">
            <text:p>2,019</text:p>
          </table:table-cell>
          <table:table-cell office:value-type="float" office:value="70800" calcext:value-type="float">
            <text:p>70800</text:p>
          </table:table-cell>
          <table:table-cell office:value-type="float" office:value="58300" calcext:value-type="float">
            <text:p>58300</text:p>
          </table:table-cell>
          <table:table-cell office:value-type="float" office:value="83300" calcext:value-type="float">
            <text:p>8330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D Electricity gas steam and air conditioning supply</text:p>
          </table:table-cell>
          <table:table-cell table:style-name="ce4" office:value-type="float" office:value="2019" calcext:value-type="float">
            <text:p>2,019</text:p>
          </table:table-cell>
          <table:table-cell office:value-type="float" office:value="16500" calcext:value-type="float">
            <text:p>16500</text:p>
          </table:table-cell>
          <table:table-cell office:value-type="float" office:value="15400" calcext:value-type="float">
            <text:p>15400</text:p>
          </table:table-cell>
          <table:table-cell office:value-type="float" office:value="17700" calcext:value-type="float">
            <text:p>1770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E Water supply; sewerage waste management and remediation activities</text:p>
          </table:table-cell>
          <table:table-cell table:style-name="ce3" office:value-type="float" office:value="2019" calcext:value-type="float">
            <text:p>2,019</text:p>
          </table:table-cell>
          <table:table-cell office:value-type="float" office:value="2200" calcext:value-type="float">
            <text:p>220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F Construction</text:p>
          </table:table-cell>
          <table:table-cell table:style-name="ce4" office:value-type="float" office:value="2019" calcext:value-type="float">
            <text:p>2,019</text:p>
          </table:table-cell>
          <table:table-cell office:value-type="float" office:value="67000" calcext:value-type="float">
            <text:p>67000</text:p>
          </table:table-cell>
          <table:table-cell office:value-type="float" office:value="55200" calcext:value-type="float">
            <text:p>55200</text:p>
          </table:table-cell>
          <table:table-cell office:value-type="float" office:value="78900" calcext:value-type="float">
            <text:p>7890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G Wholesale and retail trade; repair of motor vehicles and motorcycles</text:p>
          </table:table-cell>
          <table:table-cell table:style-name="ce3" office:value-type="float" office:value="2019" calcext:value-type="float">
            <text:p>2,019</text:p>
          </table:table-cell>
          <table:table-cell office:value-type="float" office:value="12300" calcext:value-type="float">
            <text:p>12300</text:p>
          </table:table-cell>
          <table:table-cell office:value-type="float" office:value="200" calcext:value-type="float">
            <text:p>200</text:p>
          </table:table-cell>
          <table:table-cell office:value-type="float" office:value="24300" calcext:value-type="float">
            <text:p>24300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H Transportation and storage</text:p>
          </table:table-cell>
          <table:table-cell table:style-name="ce4" office:value-type="float" office:value="2019" calcext:value-type="float">
            <text:p>2,019</text:p>
          </table:table-cell>
          <table:table-cell table:number-columns-repeated="3" office:value-type="string" calcext:value-type="string">
            <text:p>c</text:p>
          </table:table-cell>
          <table:table-cell table:style-name="ce28" office:value-type="string" calcext:value-type="string">
            <text:p>c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J Information and communication </text:p>
          </table:table-cell>
          <table:table-cell table:style-name="ce3" office:value-type="float" office:value="2019" calcext:value-type="float">
            <text:p>2,019</text:p>
          </table:table-cell>
          <table:table-cell office:value-type="float" office:value="1700" calcext:value-type="float">
            <text:p>1700</text:p>
          </table:table-cell>
          <table:table-cell office:value-type="float" office:value="-400" calcext:value-type="float">
            <text:p>-400</text:p>
          </table:table-cell>
          <table:table-cell office:value-type="float" office:value="3900" calcext:value-type="float">
            <text:p>3900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L Real estate activities</text:p>
          </table:table-cell>
          <table:table-cell table:style-name="ce4" office:value-type="float" office:value="2019" calcext:value-type="float">
            <text:p>2,019</text:p>
          </table:table-cell>
          <table:table-cell table:number-columns-repeated="3" office:value-type="float" office:value="200" calcext:value-type="float">
            <text:p>20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 Professional scientific and technical activities </text:p>
          </table:table-cell>
          <table:table-cell table:style-name="ce3" office:value-type="float" office:value="2019" calcext:value-type="float">
            <text:p>2,019</text:p>
          </table:table-cell>
          <table:table-cell office:value-type="float" office:value="24700" calcext:value-type="float">
            <text:p>24700</text:p>
          </table:table-cell>
          <table:table-cell office:value-type="float" office:value="20600" calcext:value-type="float">
            <text:p>20600</text:p>
          </table:table-cell>
          <table:table-cell office:value-type="float" office:value="28900" calcext:value-type="float">
            <text:p>2890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N Administrative and support service activities</text:p>
          </table:table-cell>
          <table:table-cell table:style-name="ce4" office:value-type="float" office:value="2019" calcext:value-type="float">
            <text:p>2,019</text:p>
          </table:table-cell>
          <table:table-cell office:value-type="float" office:value="8700" calcext:value-type="float">
            <text:p>8700</text:p>
          </table:table-cell>
          <table:table-cell office:value-type="float" office:value="400" calcext:value-type="float">
            <text:p>400</text:p>
          </table:table-cell>
          <table:table-cell office:value-type="float" office:value="17100" calcext:value-type="float">
            <text:p>17100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P Education</text:p>
          </table:table-cell>
          <table:table-cell table:style-name="ce3" office:value-type="float" office:value="2019" calcext:value-type="float">
            <text:p>2,019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S Other activities</text:p>
          </table:table-cell>
          <table:table-cell table:style-name="ce4" office:value-type="float" office:value="2019" calcext:value-type="float">
            <text:p>2,0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~</text:p>
          </table:table-cell>
          <table:table-cell office:value-type="float" office:value="400" calcext:value-type="float">
            <text:p>400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 Agriculture forestry and fishing</text:p>
          </table:table-cell>
          <table:table-cell table:style-name="ce5" office:value-type="float" office:value="2020" calcext:value-type="float">
            <text:p>2,020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string" calcext:value-type="string">
            <text:p>~</text:p>
          </table:table-cell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 Mining and quarrying</text:p>
          </table:table-cell>
          <table:table-cell table:style-name="ce5" office:value-type="float" office:value="2020" calcext:value-type="float">
            <text:p>2,020</text:p>
          </table:table-cell>
          <table:table-cell table:number-columns-repeated="4" table:style-name="ce28" office:value-type="string" calcext:value-type="string">
            <text:p>c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C Manufacturing</text:p>
          </table:table-cell>
          <table:table-cell table:style-name="ce5" office:value-type="float" office:value="2020" calcext:value-type="float">
            <text:p>2,020</text:p>
          </table:table-cell>
          <table:table-cell table:style-name="ce28" office:value-type="float" office:value="70000" calcext:value-type="float">
            <text:p>70000</text:p>
          </table:table-cell>
          <table:table-cell table:style-name="ce28" office:value-type="float" office:value="58600" calcext:value-type="float">
            <text:p>58600</text:p>
          </table:table-cell>
          <table:table-cell table:style-name="ce28" office:value-type="float" office:value="81400" calcext:value-type="float">
            <text:p>8140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D Electricity gas steam and air conditioning supply</text:p>
          </table:table-cell>
          <table:table-cell table:style-name="ce5" office:value-type="float" office:value="2020" calcext:value-type="float">
            <text:p>2,020</text:p>
          </table:table-cell>
          <table:table-cell table:style-name="ce28" office:value-type="float" office:value="18600" calcext:value-type="float">
            <text:p>18600</text:p>
          </table:table-cell>
          <table:table-cell table:style-name="ce28" office:value-type="float" office:value="17100" calcext:value-type="float">
            <text:p>17100</text:p>
          </table:table-cell>
          <table:table-cell table:style-name="ce28" office:value-type="float" office:value="20200" calcext:value-type="float">
            <text:p>2020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E Water supply; sewerage waste management and remediation activities</text:p>
          </table:table-cell>
          <table:table-cell table:style-name="ce5" office:value-type="float" office:value="2020" calcext:value-type="float">
            <text:p>2,020</text:p>
          </table:table-cell>
          <table:table-cell table:style-name="ce28" office:value-type="float" office:value="1800" calcext:value-type="float">
            <text:p>1800</text:p>
          </table:table-cell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2200" calcext:value-type="float">
            <text:p>220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F Construction</text:p>
          </table:table-cell>
          <table:table-cell table:style-name="ce5" office:value-type="float" office:value="2020" calcext:value-type="float">
            <text:p>2,020</text:p>
          </table:table-cell>
          <table:table-cell table:style-name="ce28" office:value-type="float" office:value="76500" calcext:value-type="float">
            <text:p>76500</text:p>
          </table:table-cell>
          <table:table-cell table:style-name="ce28" office:value-type="float" office:value="64000" calcext:value-type="float">
            <text:p>64000</text:p>
          </table:table-cell>
          <table:table-cell table:style-name="ce28" office:value-type="float" office:value="89000" calcext:value-type="float">
            <text:p>8900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G Wholesale and retail trade; repair of motor vehicles and motorcycles</text:p>
          </table:table-cell>
          <table:table-cell table:style-name="ce5" office:value-type="float" office:value="2020" calcext:value-type="float">
            <text:p>2,020</text:p>
          </table:table-cell>
          <table:table-cell table:style-name="ce28" office:value-type="float" office:value="9600" calcext:value-type="float">
            <text:p>9600</text:p>
          </table:table-cell>
          <table:table-cell table:style-name="ce28" office:value-type="float" office:value="3000" calcext:value-type="float">
            <text:p>3000</text:p>
          </table:table-cell>
          <table:table-cell table:style-name="ce28" office:value-type="float" office:value="16200" calcext:value-type="float">
            <text:p>16200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H Transportation and storage</text:p>
          </table:table-cell>
          <table:table-cell table:style-name="ce5" office:value-type="float" office:value="2020" calcext:value-type="float">
            <text:p>2,0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string" calcext:value-type="string">
            <text:p>~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J Information and communication </text:p>
          </table:table-cell>
          <table:table-cell table:style-name="ce5" office:value-type="float" office:value="2020" calcext:value-type="float">
            <text:p>2,020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-200" calcext:value-type="float">
            <text:p>-200</text:p>
          </table:table-cell>
          <table:table-cell table:style-name="ce28" office:value-type="float" office:value="2100" calcext:value-type="float">
            <text:p>2100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L Real estate activities</text:p>
          </table:table-cell>
          <table:table-cell table:style-name="ce5" office:value-type="float" office:value="2020" calcext:value-type="float">
            <text:p>2,020</text:p>
          </table:table-cell>
          <table:table-cell table:number-columns-repeated="3" table:style-name="ce28" office:value-type="float" office:value="100" calcext:value-type="float">
            <text:p>10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 Professional scientific and technical activities </text:p>
          </table:table-cell>
          <table:table-cell table:style-name="ce5" office:value-type="float" office:value="2020" calcext:value-type="float">
            <text:p>2,020</text:p>
          </table:table-cell>
          <table:table-cell table:style-name="ce28" office:value-type="float" office:value="31300" calcext:value-type="float">
            <text:p>31300</text:p>
          </table:table-cell>
          <table:table-cell table:style-name="ce28" office:value-type="float" office:value="26600" calcext:value-type="float">
            <text:p>26600</text:p>
          </table:table-cell>
          <table:table-cell table:style-name="ce28" office:value-type="float" office:value="36100" calcext:value-type="float">
            <text:p>3610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N Administrative and support service activities</text:p>
          </table:table-cell>
          <table:table-cell table:style-name="ce5" office:value-type="float" office:value="2020" calcext:value-type="float">
            <text:p>2,020</text:p>
          </table:table-cell>
          <table:table-cell table:number-columns-repeated="4" table:style-name="ce28" office:value-type="string" calcext:value-type="string">
            <text:p>c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P Education</text:p>
          </table:table-cell>
          <table:table-cell table:style-name="ce5" office:value-type="float" office:value="2020" calcext:value-type="float">
            <text:p>2,020</text:p>
          </table:table-cell>
          <table:table-cell table:number-columns-repeated="3" table:style-name="ce28" office:value-type="float" office:value="200" calcext:value-type="float">
            <text:p>20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S Other activities</text:p>
          </table:table-cell>
          <table:table-cell table:style-name="ce5" office:value-type="float" office:value="2020" calcext:value-type="float">
            <text:p>2,020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string" calcext:value-type="string">
            <text:p>~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 Agriculture forestry and fishing</text:p>
          </table:table-cell>
          <table:table-cell table:style-name="ce6" office:value-type="float" office:value="2021" calcext:value-type="float">
            <text:p>2,021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string" calcext:value-type="string">
            <text:p>~</text:p>
          </table:table-cell>
          <table:table-cell table:style-name="ce27" office:value-type="float" office:value="200" calcext:value-type="float">
            <text:p>200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 Mining and quarrying</text:p>
          </table:table-cell>
          <table:table-cell table:style-name="ce5" office:value-type="float" office:value="2021" calcext:value-type="float">
            <text:p>2,021</text:p>
          </table:table-cell>
          <table:table-cell table:number-columns-repeated="3" table:style-name="ce28" office:value-type="string" calcext:value-type="string">
            <text:p>~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C Manufacturing</text:p>
          </table:table-cell>
          <table:table-cell table:style-name="ce6" office:value-type="float" office:value="2021" calcext:value-type="float">
            <text:p>2,021</text:p>
          </table:table-cell>
          <table:table-cell table:style-name="ce28" office:value-type="float" office:value="77500" calcext:value-type="float">
            <text:p>77500</text:p>
          </table:table-cell>
          <table:table-cell table:style-name="ce28" office:value-type="float" office:value="68400" calcext:value-type="float">
            <text:p>68400</text:p>
          </table:table-cell>
          <table:table-cell table:style-name="ce28" office:value-type="float" office:value="86700" calcext:value-type="float">
            <text:p>86700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D Electricity gas steam and air conditioning supply</text:p>
          </table:table-cell>
          <table:table-cell table:style-name="ce5" office:value-type="float" office:value="2021" calcext:value-type="float">
            <text:p>2,021</text:p>
          </table:table-cell>
          <table:table-cell table:style-name="ce28" office:value-type="float" office:value="15600" calcext:value-type="float">
            <text:p>15600</text:p>
          </table:table-cell>
          <table:table-cell table:style-name="ce28" office:value-type="float" office:value="14700" calcext:value-type="float">
            <text:p>14700</text:p>
          </table:table-cell>
          <table:table-cell table:style-name="ce28" office:value-type="float" office:value="16600" calcext:value-type="float">
            <text:p>16600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E Water supply; sewerage waste management and remediation activities</text:p>
          </table:table-cell>
          <table:table-cell table:style-name="ce6" office:value-type="float" office:value="2021" calcext:value-type="float">
            <text:p>2,021</text:p>
          </table:table-cell>
          <table:table-cell table:style-name="ce28" office:value-type="float" office:value="4500" calcext:value-type="float">
            <text:p>4500</text:p>
          </table:table-cell>
          <table:table-cell table:style-name="ce28" office:value-type="float" office:value="3400" calcext:value-type="float">
            <text:p>3400</text:p>
          </table:table-cell>
          <table:table-cell table:style-name="ce28" office:value-type="float" office:value="5500" calcext:value-type="float">
            <text:p>5500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F Construction</text:p>
          </table:table-cell>
          <table:table-cell table:style-name="ce5" office:value-type="float" office:value="2021" calcext:value-type="float">
            <text:p>2,021</text:p>
          </table:table-cell>
          <table:table-cell table:style-name="ce28" office:value-type="float" office:value="95600" calcext:value-type="float">
            <text:p>95600</text:p>
          </table:table-cell>
          <table:table-cell table:style-name="ce28" office:value-type="float" office:value="78900" calcext:value-type="float">
            <text:p>78900</text:p>
          </table:table-cell>
          <table:table-cell table:style-name="ce28" office:value-type="float" office:value="112300" calcext:value-type="float">
            <text:p>112300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G Wholesale and retail trade; repair of motor vehicles and motorcycles</text:p>
          </table:table-cell>
          <table:table-cell table:style-name="ce6" office:value-type="float" office:value="2021" calcext:value-type="float">
            <text:p>2,021</text:p>
          </table:table-cell>
          <table:table-cell table:style-name="ce28" office:value-type="float" office:value="10000" calcext:value-type="float">
            <text:p>10000</text:p>
          </table:table-cell>
          <table:table-cell table:style-name="ce28" office:value-type="float" office:value="1600" calcext:value-type="float">
            <text:p>1600</text:p>
          </table:table-cell>
          <table:table-cell table:style-name="ce28" office:value-type="float" office:value="18400" calcext:value-type="float">
            <text:p>18400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H Transportation and storage</text:p>
          </table:table-cell>
          <table:table-cell table:style-name="ce5" office:value-type="float" office:value="2021" calcext:value-type="float">
            <text:p>2,021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string" calcext:value-type="string">
            <text:p>~</text:p>
          </table:table-cell>
          <table:table-cell table:style-name="ce28" office:value-type="float" office:value="500" calcext:value-type="float">
            <text:p>500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J Information and communication </text:p>
          </table:table-cell>
          <table:table-cell table:style-name="ce6" office:value-type="float" office:value="2021" calcext:value-type="float">
            <text:p>2,021</text:p>
          </table:table-cell>
          <table:table-cell table:style-name="ce28" office:value-type="float" office:value="1600" calcext:value-type="float">
            <text:p>1600</text:p>
          </table:table-cell>
          <table:table-cell table:style-name="ce28" office:value-type="float" office:value="-300" calcext:value-type="float">
            <text:p>-300</text:p>
          </table:table-cell>
          <table:table-cell table:style-name="ce28" office:value-type="float" office:value="3500" calcext:value-type="float">
            <text:p>3500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L Real estate activities</text:p>
          </table:table-cell>
          <table:table-cell table:style-name="ce5" office:value-type="float" office:value="2021" calcext:value-type="float">
            <text:p>2,021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-100" calcext:value-type="float">
            <text:p>-100</text:p>
          </table:table-cell>
          <table:table-cell table:style-name="ce28" office:value-type="float" office:value="1700" calcext:value-type="float">
            <text:p>1700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 Professional scientific and technical activities </text:p>
          </table:table-cell>
          <table:table-cell table:style-name="ce6" office:value-type="float" office:value="2021" calcext:value-type="float">
            <text:p>2,021</text:p>
          </table:table-cell>
          <table:table-cell table:style-name="ce28" office:value-type="float" office:value="36600" calcext:value-type="float">
            <text:p>36600</text:p>
          </table:table-cell>
          <table:table-cell table:style-name="ce28" office:value-type="float" office:value="28300" calcext:value-type="float">
            <text:p>28300</text:p>
          </table:table-cell>
          <table:table-cell table:style-name="ce28" office:value-type="float" office:value="44900" calcext:value-type="float">
            <text:p>44900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N Administrative and support service activities</text:p>
          </table:table-cell>
          <table:table-cell table:style-name="ce5" office:value-type="float" office:value="2021" calcext:value-type="float">
            <text:p>2,021</text:p>
          </table:table-cell>
          <table:table-cell table:style-name="ce28" office:value-type="float" office:value="8600" calcext:value-type="float">
            <text:p>8600</text:p>
          </table:table-cell>
          <table:table-cell table:style-name="ce28" office:value-type="float" office:value="5700" calcext:value-type="float">
            <text:p>5700</text:p>
          </table:table-cell>
          <table:table-cell table:style-name="ce28" office:value-type="float" office:value="11500" calcext:value-type="float">
            <text:p>11500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P Education</text:p>
          </table:table-cell>
          <table:table-cell table:style-name="ce6" office:value-type="float" office:value="2021" calcext:value-type="float">
            <text:p>2,021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500" calcext:value-type="float">
            <text:p>500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S Other activities</text:p>
          </table:table-cell>
          <table:table-cell table:style-name="ce5" office:value-type="float" office:value="2021" calcext:value-type="float">
            <text:p>2,021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-200" calcext:value-type="float">
            <text:p>-200</text:p>
          </table:table-cell>
          <table:table-cell table:style-name="ce28" office:value-type="float" office:value="1500" calcext:value-type="float">
            <text:p>1500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A Agriculture forestry and fishing</text:p>
          </table:table-cell>
          <table:table-cell table:style-name="ce7" office:value-type="float" office:value="2022" calcext:value-type="float">
            <text:p>2,022</text:p>
          </table:table-cell>
          <table:table-cell table:style-name="ce28" office:value-type="float" office:value="1400" calcext:value-type="float">
            <text:p>1400</text:p>
          </table:table-cell>
          <table:table-cell table:style-name="ce28" office:value-type="float" office:value="-200" calcext:value-type="float">
            <text:p>-200</text:p>
          </table:table-cell>
          <table:table-cell table:style-name="ce28" office:value-type="float" office:value="3000" calcext:value-type="float">
            <text:p>3000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B Mining and quarrying</text:p>
          </table:table-cell>
          <table:table-cell table:style-name="ce8" office:value-type="float" office:value="2022" calcext:value-type="float">
            <text:p>2,022</text:p>
          </table:table-cell>
          <table:table-cell table:number-columns-repeated="3" table:style-name="ce28" office:value-type="string" calcext:value-type="string">
            <text:p>~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C Manufacturing</text:p>
          </table:table-cell>
          <table:table-cell table:style-name="ce7" office:value-type="float" office:value="2022" calcext:value-type="float">
            <text:p>2,022</text:p>
          </table:table-cell>
          <table:table-cell table:style-name="ce28" office:value-type="float" office:value="75000" calcext:value-type="float">
            <text:p>75000</text:p>
          </table:table-cell>
          <table:table-cell table:style-name="ce28" office:value-type="float" office:value="67900" calcext:value-type="float">
            <text:p>67900</text:p>
          </table:table-cell>
          <table:table-cell table:style-name="ce28" office:value-type="float" office:value="82200" calcext:value-type="float">
            <text:p>8220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D Electricity gas steam and air conditioning supply</text:p>
          </table:table-cell>
          <table:table-cell table:style-name="ce8" office:value-type="float" office:value="2022" calcext:value-type="float">
            <text:p>2,022</text:p>
          </table:table-cell>
          <table:table-cell table:style-name="ce28" office:value-type="float" office:value="17400" calcext:value-type="float">
            <text:p>17400</text:p>
          </table:table-cell>
          <table:table-cell table:style-name="ce28" office:value-type="float" office:value="16700" calcext:value-type="float">
            <text:p>16700</text:p>
          </table:table-cell>
          <table:table-cell table:style-name="ce28" office:value-type="float" office:value="18200" calcext:value-type="float">
            <text:p>1820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E Water supply; sewerage waste management and remediation activities</text:p>
          </table:table-cell>
          <table:table-cell table:style-name="ce7" office:value-type="float" office:value="2022" calcext:value-type="float">
            <text:p>2,022</text:p>
          </table:table-cell>
          <table:table-cell table:style-name="ce28" office:value-type="float" office:value="2500" calcext:value-type="float">
            <text:p>2500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4000" calcext:value-type="float">
            <text:p>4000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F Construction</text:p>
          </table:table-cell>
          <table:table-cell table:style-name="ce8" office:value-type="float" office:value="2022" calcext:value-type="float">
            <text:p>2,022</text:p>
          </table:table-cell>
          <table:table-cell table:style-name="ce28" office:value-type="float" office:value="99100" calcext:value-type="float">
            <text:p>99100</text:p>
          </table:table-cell>
          <table:table-cell table:style-name="ce28" office:value-type="float" office:value="86000" calcext:value-type="float">
            <text:p>86000</text:p>
          </table:table-cell>
          <table:table-cell table:style-name="ce28" office:value-type="float" office:value="112100" calcext:value-type="float">
            <text:p>11210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G Wholesale and retail trade; repair of motor vehicles and motorcycles</text:p>
          </table:table-cell>
          <table:table-cell table:style-name="ce7" office:value-type="float" office:value="2022" calcext:value-type="float">
            <text:p>2,022</text:p>
          </table:table-cell>
          <table:table-cell table:style-name="ce28" office:value-type="float" office:value="10100" calcext:value-type="float">
            <text:p>10100</text:p>
          </table:table-cell>
          <table:table-cell table:style-name="ce28" office:value-type="float" office:value="1400" calcext:value-type="float">
            <text:p>1400</text:p>
          </table:table-cell>
          <table:table-cell table:style-name="ce28" office:value-type="float" office:value="18900" calcext:value-type="float">
            <text:p>18900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H Transportation and storage</text:p>
          </table:table-cell>
          <table:table-cell table:style-name="ce8" office:value-type="float" office:value="2022" calcext:value-type="float">
            <text:p>2,022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J Information and communication </text:p>
          </table:table-cell>
          <table:table-cell table:style-name="ce7" office:value-type="float" office:value="2022" calcext:value-type="float">
            <text:p>2,022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float" office:value="-500" calcext:value-type="float">
            <text:p>-500</text:p>
          </table:table-cell>
          <table:table-cell table:style-name="ce28" office:value-type="float" office:value="2500" calcext:value-type="float">
            <text:p>2500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L Real estate activities</text:p>
          </table:table-cell>
          <table:table-cell table:style-name="ce8" office:value-type="float" office:value="2022" calcext:value-type="float">
            <text:p>2,022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string" calcext:value-type="string">
            <text:p>~</text:p>
          </table:table-cell>
          <table:table-cell table:style-name="ce28" office:value-type="float" office:value="1100" calcext:value-type="float">
            <text:p>1100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M Professional scientific and technical activities </text:p>
          </table:table-cell>
          <table:table-cell table:style-name="ce7" office:value-type="float" office:value="2022" calcext:value-type="float">
            <text:p>2,022</text:p>
          </table:table-cell>
          <table:table-cell table:style-name="ce28" office:value-type="float" office:value="46200" calcext:value-type="float">
            <text:p>46200</text:p>
          </table:table-cell>
          <table:table-cell table:style-name="ce28" office:value-type="float" office:value="33600" calcext:value-type="float">
            <text:p>33600</text:p>
          </table:table-cell>
          <table:table-cell table:style-name="ce28" office:value-type="float" office:value="58900" calcext:value-type="float">
            <text:p>58900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N Administrative and support service activities</text:p>
          </table:table-cell>
          <table:table-cell table:style-name="ce8" office:value-type="float" office:value="2022" calcext:value-type="float">
            <text:p>2,022</text:p>
          </table:table-cell>
          <table:table-cell table:style-name="ce28" office:value-type="float" office:value="17500" calcext:value-type="float">
            <text:p>17500</text:p>
          </table:table-cell>
          <table:table-cell table:style-name="ce28" office:value-type="float" office:value="5400" calcext:value-type="float">
            <text:p>5400</text:p>
          </table:table-cell>
          <table:table-cell table:style-name="ce28" office:value-type="float" office:value="29600" calcext:value-type="float">
            <text:p>29600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P Education</text:p>
          </table:table-cell>
          <table:table-cell table:style-name="ce7" office:value-type="float" office:value="2022" calcext:value-type="float">
            <text:p>2,022</text:p>
          </table:table-cell>
          <table:table-cell table:number-columns-repeated="3" table:style-name="ce28" office:value-type="float" office:value="400" calcext:value-type="float">
            <text:p>40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S Other activities</text:p>
          </table:table-cell>
          <table:table-cell table:style-name="ce8" office:value-type="float" office:value="2022" calcext:value-type="float">
            <text:p>2,022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string" calcext:value-type="string">
            <text:p>~</text:p>
          </table:table-cell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4:29:43.774276839</meta:creation-date>
    <dc:date>2024-06-14T17:29:07.202756757</dc:date>
    <meta:editing-duration>PT2H36M57S</meta:editing-duration>
    <meta:editing-cycles>20</meta:editing-cycles>
    <meta:generator>LibreOffice/7.3.7.2$Linux_X86_64 LibreOffice_project/30$Build-2</meta:generator>
    <meta:document-statistic meta:table-count="1" meta:cell-count="762" meta:object-count="0"/>
  </office:meta>
</office:document-meta>
</file>